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fo:color="#000000" loext:opacity="100%" style:font-name="monospace" loext:padding="0in" loext:border="none"/>
    </style:style>
    <style:style style:name="P2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loext:padding="0in" loext:border="non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loext:padding="0in" loext:border="none"/>
    </style:style>
    <style:style style:name="T1" style:family="text">
      <style:text-properties officeooo:rsid="0012d1d7"/>
    </style:style>
    <style:style style:name="T2" style:family="text">
      <style:text-properties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/></text:p>
      <text:p text:style-name="P1">Euclidean distance, Outlier, Other cluster</text:p>
      <text:p text:style-name="P1">[(160.75050623128155, 7, 4),</text:p>
      <text:p text:style-name="P2"><text:s/><text:span text:style-name="T2">(170.8354481421604, 7, 1),</text:span></text:p>
      <text:p text:style-name="P2"><text:s/><text:span text:style-name="T2">(212.29036654122922, 7, 8)]</text:span></text:p>
      <text:p text:style-name="P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22:29:33.962589396</meta:creation-date>
    <dc:date>2023-01-12T22:32:34.505206164</dc:date>
    <meta:editing-duration>PT3M6S</meta:editing-duration>
    <meta:editing-cycles>2</meta:editing-cycles>
    <meta:generator>LibreOffice/7.4.2.3$Linux_X86_64 LibreOffice_project/40$Build-3</meta:generator>
    <meta:document-statistic meta:table-count="0" meta:image-count="0" meta:object-count="0" meta:page-count="1" meta:paragraph-count="4" meta:word-count="14" meta:character-count="125" meta:non-whitespace-character-count="113"/>
  </office:meta>
</office:document-meta>
</file>